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ucida Grande" svg:font-family="'Lucida Grande', 'Lucida Sans Unicode'"/>
    <style:font-face style:name="Mangal1" svg:font-family="Mangal"/>
    <style:font-face style:name="OpenSymbol" svg:font-family="OpenSymbol, 'Arial Unicode MS'"/>
    <style:font-face style:name="Times New Roman" svg:font-family="'Times New Roman'"/>
    <style:font-face style:name="Arial" svg:font-family="Arial, sans-serif" style:font-family-generic="swiss"/>
    <style:font-face style:name="Cumberland AMT" svg:font-family="'Cumberland AMT'"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SimSun1" svg:font-family="SimSun" style:font-pitch="variable"/>
    <style:font-face style:name="Thorndale AMT" svg:font-family="'Thorndale AMT'" style:font-family-generic="roman" style:font-pitch="variable"/>
    <style:font-face style:name="Thorndale AMT1" svg:font-family="'Thorndale AMT', 'Times New Roman'" style:font-family-generic="roman" style:font-pitch="variable"/>
    <style:font-face style:name="Times New Roman1" svg:font-family="'Times New Roman'" style:font-family-generic="roman" style:font-pitch="variable"/>
    <style:font-face style:name="Albany AMT" svg:font-family="'Albany AMT',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variant="normal" fo:text-transform="none" fo:color="#333333" style:font-name="Lucida Grande" fo:font-size="10pt" fo:letter-spacing="normal" fo:font-style="normal" fo:font-weight="bold" style:font-size-asian="10pt" style:font-style-asian="normal" style:font-weight-asian="bold" style:font-name-complex="Lucida Grande" style:font-weight-complex="bold"/>
    </style:style>
    <style:style style:name="P3" style:family="paragraph" style:parent-style-name="Standard">
      <style:text-properties fo:font-variant="normal" fo:text-transform="none" fo:color="#333333" style:font-name="Lucida Grande" fo:font-size="10pt" fo:letter-spacing="normal" fo:font-style="normal" fo:font-weight="bold" officeooo:rsid="00163708" officeooo:paragraph-rsid="00163708" style:font-size-asian="10pt" style:font-style-asian="normal" style:font-weight-asian="bold" style:font-name-complex="Lucida Grande" style:font-weight-complex="bold"/>
    </style:style>
    <style:style style:name="P4" style:family="paragraph" style:parent-style-name="Standard">
      <style:text-properties fo:font-variant="normal" fo:text-transform="none" fo:color="#333333" style:font-name="Lucida Grande" fo:font-size="10pt" fo:letter-spacing="normal" fo:font-style="normal" fo:font-weight="normal" style:font-size-asian="10pt" style:font-style-asian="normal" style:font-weight-asian="normal" style:font-name-complex="Lucida Grande" style:font-size-complex="10pt"/>
    </style:style>
    <style:style style:name="P5" style:family="paragraph" style:parent-style-name="Standard">
      <style:text-properties officeooo:rsid="00141579" officeooo:paragraph-rsid="00141579"/>
    </style:style>
    <style:style style:name="P6" style:family="paragraph" style:parent-style-name="Standard">
      <style:text-properties officeooo:rsid="00141579" officeooo:paragraph-rsid="0015816f"/>
    </style:style>
    <style:style style:name="P7" style:family="paragraph" style:parent-style-name="Standard" style:master-page-name="Standard">
      <style:paragraph-properties fo:text-align="start" style:justify-single-word="false" style:page-number="auto"/>
      <style:text-properties fo:font-size="15pt" fo:font-weight="bold" style:font-size-asian="15pt" style:font-weight-asian="bold" style:font-size-complex="15pt" style:font-weight-complex="bold"/>
    </style:style>
    <style:style style:name="P8" style:family="paragraph" style:parent-style-name="Standard">
      <style:text-properties fo:font-variant="normal" fo:text-transform="none" fo:color="#000000" style:font-name="Times New Roman" fo:letter-spacing="normal" fo:font-style="normal" fo:font-weight="normal" officeooo:rsid="0015816f" officeooo:paragraph-rsid="0015816f"/>
    </style:style>
    <style:style style:name="P9" style:family="paragraph" style:parent-style-name="Standard">
      <style:text-properties fo:font-variant="normal" fo:text-transform="none" fo:color="#000000" style:font-name="Times New Roman" fo:letter-spacing="normal" fo:font-style="normal" fo:font-weight="normal" officeooo:rsid="0015816f" officeooo:paragraph-rsid="001b0bf8"/>
    </style:style>
    <style:style style:name="P10" style:family="paragraph" style:parent-style-name="Standard">
      <style:text-properties fo:font-variant="normal" fo:text-transform="none" fo:color="#333333" style:font-name="Lucida Grande" fo:font-size="10pt" fo:letter-spacing="normal" fo:font-style="normal" fo:font-weight="bold" officeooo:rsid="00163708" officeooo:paragraph-rsid="001b4903" style:font-size-asian="10pt" style:font-style-asian="normal" style:font-weight-asian="bold" style:font-name-complex="Lucida Grande" style:font-weight-complex="bold"/>
    </style:style>
    <style:style style:name="P11" style:family="paragraph" style:parent-style-name="Standard">
      <style:text-properties fo:font-variant="normal" fo:text-transform="none" fo:color="#333333" style:font-name="Lucida Grande" fo:font-size="10pt" fo:letter-spacing="normal" fo:font-style="normal" fo:font-weight="normal" officeooo:rsid="00163708" officeooo:paragraph-rsid="001b4903" style:font-size-asian="10pt" style:font-style-asian="normal" style:font-weight-asian="normal" style:font-name-complex="Lucida Grande" style:font-weight-complex="normal"/>
    </style:style>
    <style:style style:name="P12" style:family="paragraph" style:parent-style-name="Standard">
      <style:text-properties fo:font-variant="normal" fo:text-transform="none" fo:color="#333333" style:font-name="Lucida Grande" fo:font-size="10pt" fo:letter-spacing="normal" fo:font-style="normal" fo:font-weight="normal" officeooo:rsid="001725f8" style:font-size-asian="10pt" style:font-style-asian="normal" style:font-weight-asian="normal" style:font-name-complex="Lucida Grande"/>
    </style:style>
    <style:style style:name="P13" style:family="paragraph" style:parent-style-name="Standard">
      <style:text-properties officeooo:paragraph-rsid="001a38a8"/>
    </style:style>
    <style:style style:name="P14" style:family="paragraph" style:parent-style-name="Standard">
      <style:text-properties officeooo:rsid="00141579" officeooo:paragraph-rsid="00141579"/>
    </style:style>
    <style:style style:name="P15" style:family="paragraph" style:parent-style-name="Standard">
      <style:text-properties officeooo:rsid="00141579" officeooo:paragraph-rsid="001b0bf8"/>
    </style:style>
    <style:style style:name="P16" style:family="paragraph" style:parent-style-name="Standard">
      <style:text-properties officeooo:paragraph-rsid="001b0bf8"/>
    </style:style>
    <style:style style:name="P17" style:family="paragraph" style:parent-style-name="Standard">
      <style:text-properties officeooo:rsid="00163708" officeooo:paragraph-rsid="00163708"/>
    </style:style>
    <style:style style:name="T1" style:family="text">
      <style:text-properties style:font-name="Thorndale AMT1" style:font-name-complex="Thorndale AMT1"/>
    </style:style>
    <style:style style:name="T2" style:family="text">
      <style:text-properties style:font-name="Thorndale AMT1" officeooo:rsid="001a38a8" style:font-name-complex="Thorndale AMT1"/>
    </style:style>
    <style:style style:name="T3" style:family="text">
      <style:text-properties style:font-name="Thorndale AMT1" officeooo:rsid="001b0bf8" style:font-name-complex="Thorndale AMT1"/>
    </style:style>
    <style:style style:name="T4" style:family="text">
      <style:text-properties fo:font-variant="normal" fo:text-transform="none" fo:color="#333333" style:font-name="Lucida Grande" fo:font-size="10pt" fo:letter-spacing="normal" fo:font-style="normal" fo:font-weight="normal" style:font-size-asian="10pt" style:font-style-asian="normal" style:font-weight-asian="normal" style:font-name-complex="Lucida Grande"/>
    </style:style>
    <style:style style:name="T5" style:family="text">
      <style:text-properties officeooo:rsid="00141579"/>
    </style:style>
    <style:style style:name="T6" style:family="text">
      <style:text-properties officeooo:rsid="00163708"/>
    </style:style>
    <style:style style:name="T7" style:family="text">
      <style:text-properties officeooo:rsid="001a38a8"/>
    </style:style>
    <style:style style:name="T8" style:family="text">
      <style:text-properties officeooo:rsid="001b0bf8"/>
    </style:style>
    <style:style style:name="T9" style:family="text">
      <style:text-properties officeooo:rsid="001b49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tokoll</text:p>
      <text:p text:style-name="Standard"/>
      <text:p text:style-name="P13"><text:span text:style-name="T1">1. </text:span><text:span text:style-name="T2">Einleitung des Berichtes geschrieben</text:span></text:p>
      <text:p text:style-name="P13"><text:span text:style-name="T2">2. Angefangen, die Notation zu beschreiben</text:span></text:p>
      <text:p text:style-name="P16"><text:span text:style-name="T3">3. Angefangen, die Datengrundlage zu beschreiben </text:span></text:p>
      <text:p text:style-name="P13"><text:span text:style-name="T3">4</text:span><text:span text:style-name="T2">. <text:s/>ERGMs ausprobieren</text:span></text:p>
      <text:p text:style-name="Standard"/>
      <text:p text:style-name="Standard">Datum: <text:span text:style-name="T7">08</text:span>.0<text:span text:style-name="T7">4</text:span>.2015, 1<text:span text:style-name="T5">0</text:span>:00 Uhr – <text:span text:style-name="T5">1</text:span><text:span text:style-name="T7">7</text:span>:<text:span text:style-name="T7">3</text:span>0 Uhr</text:p>
      <text:p text:style-name="Standard"/>
      <text:p text:style-name="Standard">Projekt: „<text:span text:style-name="T4">Internationaler Waffenhandel: Die Anwendung neuer Verfahren der statistischen Netzwerkanalyse“</text:span></text:p>
      <text:p text:style-name="Standard"/>
      <text:p text:style-name="P4">Anwesend: Roman Dieterle, Felix Loewe </text:p>
      <text:p text:style-name="Standard"/>
      <text:p text:style-name="P5">TOP:</text:p>
      <text:p text:style-name="P5"/>
      <text:p text:style-name="P15">1. <text:span text:style-name="T2">Einleitung des Berichtes geschrieben</text:span></text:p>
      <text:p text:style-name="P5"/>
      <text:p text:style-name="P15"><text:span text:style-name="T3">Für den Abschlussbericht hat Roman die Einleitung verfasst. In der Einleitung wird dargelegt, was das Besondere an den neuen Methoden der Graphen/-Netzwerkanalyse ist.</text:span></text:p>
      <text:p text:style-name="P5"/>
      <text:p text:style-name="P15"><text:span text:style-name="T2">2. Angefangen, die Notation zu beschreiben</text:span></text:p>
      <text:p text:style-name="P15"><text:span text:style-name="T2"/></text:p>
      <text:p text:style-name="P16"><text:span text:style-name="T8">Die grundlegenden Begriffe Graph, Knoten, Kante, gerichteter Graph und Adjazenzmatrix wurden beschrieben. </text:span></text:p>
      <text:p text:style-name="P16"><text:span text:style-name="T8">Was noch fehlt, sind Beschreibungen zu Netzwerkstatistiken, matrixwertigen Zufallsvariablen sowie den Spezifikationen des Exponential Random Graph Models.</text:span></text:p>
      <text:p text:style-name="P16"><text:span text:style-name="T8">Optional kann man Speicherungsmöglichkeiten von Graphen beschreiben.</text:span></text:p>
      <text:p text:style-name="P8"/>
      <text:p text:style-name="P9"><text:span text:style-name="T3">3. Angefangen, die Datengrundlage zu beschreiben</text:span></text:p>
      <text:p text:style-name="P9"><text:span text:style-name="T3"/></text:p>
      <text:p text:style-name="P9"><text:span text:style-name="T3">4. ERGMs</text:span></text:p>
      <text:p text:style-name="P6"/>
      <text:p text:style-name="P15"><text:span text:style-name="T8">Es wurde versucht, das in „Exponential Random Graph Models for Social Networks“ von Robin vorgeschlagene Modell zu fitten. Allerdings war das nicht möglich (degeneriert). Daraufhin wurden alle Statistiken einzeln in ein Modell aufgenommen, und mittels mcmc.diagnostics überprüft.</text:span></text:p>
      <text:p text:style-name="P15"><text:span text:style-name="T8">Alle Statistiken, die laut mcmc.diagnostics nicht für Degeneration verantwortlich sind, wurden zusammen in ein Modell </text:span><text:span text:style-name="T9">aufgenommen</text:span><text:span text:style-name="T8">. Das fitten dieses Modells hat allerdings zu lange gedauert und wurde abgebrochen.</text:span></text:p>
      <text:p text:style-name="P15"><text:span text:style-name="T8">(R</text:span><text:span text:style-name="T9">-C</text:span><text:span text:style-name="T8">ode/ergm)</text:span></text:p>
      <text:p text:style-name="P17"/>
      <text:p text:style-name="P10"><text:span text:style-name="T9">Sonstiges:</text:span></text:p>
      <text:p text:style-name="P11"><text:span text:style-name="T9">- Bibtex soll verwendet werden</text:span></text:p>
      <text:p text:style-name="P11"><text:span text:style-name="T9">- PuttY wurde ausprobiert</text:span></text:p>
      <text:p text:style-name="P10"><text:span text:style-name="T9"/></text:p>
      <text:p text:style-name="P3">Fragen:</text:p>
      <text:p text:style-name="P11"><text:span text:style-name="T9">Woran liegt die Degeneration?</text:span></text:p>
      <text:p text:style-name="Standard"><text:soft-page-break/></text:p>
      <text:p text:style-name="P2">Nächste Schritte:</text:p>
      <text:p text:style-name="Standard"/>
      <text:p text:style-name="P12"><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Lucida Grande" svg:font-family="'Lucida Grande', 'Lucida Sans Unicode'"/>
    <style:font-face style:name="Mangal1" svg:font-family="Mangal"/>
    <style:font-face style:name="OpenSymbol" svg:font-family="OpenSymbol, 'Arial Unicode MS'"/>
    <style:font-face style:name="Times New Roman" svg:font-family="'Times New Roman'"/>
    <style:font-face style:name="Arial" svg:font-family="Arial, sans-serif" style:font-family-generic="swiss"/>
    <style:font-face style:name="Cumberland AMT" svg:font-family="'Cumberland AMT'"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SimSun1" svg:font-family="SimSun" style:font-pitch="variable"/>
    <style:font-face style:name="Thorndale AMT" svg:font-family="'Thorndale AMT'" style:font-family-generic="roman" style:font-pitch="variable"/>
    <style:font-face style:name="Thorndale AMT1" svg:font-family="'Thorndale AMT', 'Times New Roman'" style:font-family-generic="roman" style:font-pitch="variable"/>
    <style:font-face style:name="Times New Roman1" svg:font-family="'Times New Roman'" style:font-family-generic="roman" style:font-pitch="variable"/>
    <style:font-face style:name="Albany AMT" svg:font-family="'Albany AMT',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horndale AMT1" fo:font-size="12pt" fo:language="de" fo:country="DE" style:letter-kerning="true" style:font-name-asian="SimSun1" style:font-size-asian="12pt" style:language-asian="zh" style:country-asian="CN"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AMT" fo:font-size="10pt" style:font-name-asian="NSimSun" style:font-size-asian="10pt" style:font-name-complex="Cumberland AMT" style:font-size-complex="10pt"/>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header>
        <text:p text:style-name="Header"/>
      </style:header>
      <style:footer>
        <text:p text:style-name="MP1">Roman Dieterle, Felix Loewe</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3:05:58</meta:creation-date>
    <meta:editing-duration>P23DT22H33M8S</meta:editing-duration>
    <dc:date>2015-04-08T17:46:16.16</dc:date>
    <meta:generator>LibreOffice/4.0.1.2$Windows_x86 LibreOffice_project/84102822e3d61eb989ddd325abf1ac077904985</meta:generator>
    <meta:editing-cycles>7</meta:editing-cycles>
    <meta:document-statistic meta:table-count="0" meta:image-count="0" meta:object-count="0" meta:page-count="2" meta:paragraph-count="27" meta:word-count="208" meta:character-count="1628" meta:non-whitespace-character-count="1442"/>
  </office:meta>
</office:document-meta>
</file>